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Párrafodelista" style:list-style-name="LFO1" style:family="paragraph"/>
    <style:style style:name="P3" style:parent-style-name="Párrafodelista" style:list-style-name="LFO1" style:family="paragraph"/>
    <style:style style:name="P4" style:parent-style-name="Párrafodelista" style:list-style-name="LFO1" style:family="paragraph"/>
  </office:automatic-styles>
  <office:body>
    <office:text text:use-soft-page-breaks="true">
      <text:p text:style-name="P1">Proceso de uso BPMN:</text:p>
      <text:p text:style-name="Normal">El proyecto está compuesto por una serie de iteraciones, generalmente de una semana de duración, cuyo proceso se detalla en este documento.</text:p>
      <text:p text:style-name="Normal">Cada iteración comienza con una reunión con los tutores del proyecto en la que se revisa el trabajo realizado por los alumnos y se detallan las próximas tareas (issues) a realizar. Tras dicha reunión los alumnos detallan y asignan las tareas en Github.</text:p>
      <text:p text:style-name="Normal">Para realizar cada una de las tareas, lo primero que ha de hacerse será poner en marcha el timer de Toggl. Esto puede hacerse desde la propia tarea en Github, o bien desde el plugin ButtonToggl disponible para el navegador Chrome. Es importante, además,<text:s/>no olvidarse de<text:s/>mover la issue a la columna correspondiente de Zenhub (integrado en Github), ya sea la columna de tareas por hacer, tareas en progreso o cerradas.<text:line-break/>Se pueden distinguir tres tipos de tareas:<text:s/></text:p>
      <text:list text:style-name="LFO1" text:continue-numbering="true">
        <text:list-item>
          <text:p text:style-name="P2">Tareas de gestión: pueden ser tareas de planificación, reparto de issues o instalaciones y/o configuraciones de las herramientas de gestión. Por ejemplo, para la planificación se usa Toggl y un documento compartido para el registro del tiempo estimado y trabajado.</text:p>
        </text:list-item>
        <text:list-item>
          <text:p text:style-name="P3">Tareas de implementación: son las tareas dedicadas a la implementación y prueba de código. Es necesario iniciar los servidores de Apache y Mysql en Xampp para poder trabajar en los módulos. El servidor de tomcat hay que iniciarlo desde Netbeans, que además será la herramienta donde se implementará todo el código.<text:s/>Por último, el trabajo realizado ha de guardarse en el repositorio compartido a través de SourceTree.</text:p>
        </text:list-item>
        <text:list-item>
          <text:p text:style-name="P4">Tareas de documentación: es necesario redactar toda la documentación referida a la realización del proyecto.</text:p>
        </text:list-item>
      </text:list>
      <text:p text:style-name="Normal">Siempre que se termine una tarea o se deje de trabajar en ella es necesario parar el timer de Toggl para que el tiempo trabajado quede registrado de forma realista.</text:p>
      <text:p text:style-name="Normal">Este proceso se repite hasta la fecha de la próxima reunión con los tutores del proyecto, pero antes de la reunión es necesario añadir al documento de planificación las horas realizadas y comprobarla, en caso de que haya que reajustarla, y comprobar que el board de Zenhub está actualizado, es decir, las issues están en la columna que les correspond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reniita</meta:initial-creator>
    <dc:creator>Ireniita</dc:creator>
    <meta:creation-date>2016-02-20T21:14:00Z</meta:creation-date>
    <dc:date>2016-02-20T21:52:00Z</dc:date>
    <meta:template xlink:href="Normal" xlink:type="simple"/>
    <meta:editing-cycles>3</meta:editing-cycles>
    <meta:editing-duration>PT2280S</meta:editing-duration>
    <meta:document-statistic meta:page-count="1" meta:paragraph-count="4" meta:word-count="336" meta:character-count="2180" meta:row-count="15" meta:non-whitespace-character-count="1848"/>
  </office:meta>
</office:document-meta>
</file>